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5b2a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 officeooo:rsid="000c1c04"/>
    </style:style>
    <style:style style:name="T3" style:family="text">
      <style:text-properties style:font-name="Carlito" officeooo:rsid="000f22c2"/>
    </style:style>
    <style:style style:name="T4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5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/>
            <text:p text:style-name="P8">Itinerario previsto: </text:p>
            <text:p text:style-name="P12"/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/>
            <text:p text:style-name="P11">Km previsti: <text:s/><text:span text:style-name="T2"><text:s/></text:span><text:span text:style-name="T3">x </text:span><text:span text:style-name="T2"><text:s/></text:span>€/Km <text:span text:style-name="T4">= </text:span></text:p>
            <text:p text:style-name="P12"/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3:03:42.197000000</dc:date>
    <meta:editing-duration>PT22M1S</meta:editing-duration>
    <meta:editing-cycles>8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17" meta:word-count="79" meta:character-count="517" meta:non-whitespace-character-count="450"/>
  </office:meta>
</office:document-meta>
</file>